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HG Mincho Light J" svg:font-family="'HG Mincho Light J', 'Times New Roman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0.155cm" style:type="center"/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fo:margin-top="0.106cm" fo:margin-bottom="0.106cm" fo:text-align="justify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.254cm" fo:margin-bottom="0.254cm"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fo:margin-top="0.254cm" fo:margin-bottom="0.254cm" fo:text-align="justify" style:justify-single-word="false"/>
      <style:text-properties style:font-name="arial"/>
    </style:style>
    <style:style style:name="P5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/>
      <style:text-properties style:font-name="Arial" fo:font-size="18pt" fo:letter-spacing="0.071cm" fo:font-weight="bold" style:font-size-asian="18pt" style:font-weight-asian="bold" style:font-name-complex="Arial" style:font-size-complex="18pt"/>
    </style:style>
    <style:style style:name="P6" style:family="paragraph" style:parent-style-name="Standard">
      <style:paragraph-properties fo:margin-top="0.254cm" fo:margin-bottom="0.254cm" fo:text-align="justify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7" style:family="paragraph" style:parent-style-name="Standard">
      <style:paragraph-properties fo:margin-top="0.254cm" fo:margin-bottom="0.254cm"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top="0.254cm" fo:margin-bottom="0.254cm" fo:text-align="justify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top="0.254cm" fo:margin-bottom="0.254cm" fo:text-align="justify" style:justify-single-word="false"/>
      <style:text-properties style:font-name="arial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8pt" style:font-name-asian="Arial" style:font-size-asian="8pt" style:font-name-complex="Arial" style:font-size-complex="8pt"/>
    </style:style>
    <style:style style:name="T3" style:family="text">
      <style:text-properties fo:font-size="10pt" fo:font-weight="bold" style:font-name-asian="Arial" style:font-size-asian="10pt" style:font-weight-asian="bold" style:font-size-complex="10pt" style:font-weight-complex="bold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size="10pt" style:text-underline-style="dotted" style:text-underline-width="bold" style:text-underline-color="font-color" style:font-name-asian="Arial" style:font-size-asian="10pt" style:font-size-complex="10pt"/>
    </style:style>
    <style:style style:name="T6" style:family="text">
      <style:text-properties fo:font-size="10pt" style:text-underline-style="dotted" style:text-underline-width="bold" style:text-underline-color="font-color" style:font-name-asian="Arial" style:font-size-asian="10pt" style:font-name-complex="Arial" style:font-size-complex="10pt"/>
    </style:style>
    <style:style style:name="T7" style:family="text">
      <style:text-properties style:font-name="arial" fo:font-size="10pt" style:text-underline-style="dotted" style:text-underline-width="bold" style:text-underline-color="font-color" style:font-name-asian="Arial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s de normalización de tablas - RESUELTOS</text:p>
      <text:p text:style-name="P2"/>
      <text:p text:style-name="P6">EJERCICIO 5</text:p>
      <text:p text:style-name="P8"/>
      <text:p text:style-name="P3"><text:span text:style-name="T3">AUTOBUSES</text:span><text:span text:style-name="T4"> (id_vehiculo#, matricula, fecha_compra, </text:span><text:span text:style-name="T5">cod_modelo</text:span><text:span text:style-name="T4">, fecha_revision)</text:span></text:p>
      <text:p text:style-name="P3"><text:span text:style-name="T3">MODELOS </text:span><text:span text:style-name="T4">(cod_modelo#, nombre_modelo, marca)</text:span></text:p>
      <text:p text:style-name="P3"><text:span text:style-name="T3">LINEAS</text:span><text:span text:style-name="T4"> (num_linea#, descripcion)</text:span></text:p>
      <text:p text:style-name="P4"><text:span text:style-name="T3">AUTOBUSES_CIRCULAN_EN_LINEAS</text:span><text:span text:style-name="T4"> (</text:span><text:span text:style-name="T6">id_vehiculo</text:span><text:span text:style-name="T4">#, </text:span><text:span text:style-name="T6">num_linea</text:span><text:span text:style-name="T4">)</text:span></text:p>
      <text:p text:style-name="P3"><text:span text:style-name="T3">PARADAS</text:span><text:span text:style-name="T4"> (cod_parada#, direccion)</text:span></text:p>
      <text:p text:style-name="P4"><text:span text:style-name="T3">LINEAS_TIENEN_PARADAS</text:span><text:span text:style-name="T4"> (</text:span><text:span text:style-name="T6">num_linea</text:span><text:span text:style-name="T4">#, </text:span><text:span text:style-name="T6">cod_parada</text:span><text:span text:style-name="T4">#, dia_semana#, hora#)</text:span></text:p>
      <text:p text:style-name="P4"><text:span text:style-name="T3">CONDUCTORES</text:span><text:span text:style-name="T4"> (dni_conductor#, nombre, apellidos, salario_mensual, </text:span><text:span text:style-name="T6">num_linea</text:span><text:span text:style-name="T4">, fecha, hora_ini, hora_fin)</text:span></text:p>
      <text:p text:style-name="P4"><text:span text:style-name="T3">EXPEDIENTES</text:span><text:span text:style-name="T4"> (cod_exp#, fecha, </text:span><text:span text:style-name="T6">dni_conductor, </text:span><text:span text:style-name="T6">cod_motivo</text:span><text:span text:style-name="T4">)</text:span></text:p>
      <text:p text:style-name="P4"><text:span text:style-name="T3">MOTIVOS</text:span><text:span text:style-name="T4"> (cod_motivo#, descrip_motivo)</text:span></text:p>
      <text:p text:style-name="P4"><text:span text:style-name="T3">CONDUCTORES_EN_PRUEBAS</text:span><text:span text:style-name="T4"> (</text:span><text:span text:style-name="T6">dni_conductor</text:span><text:span text:style-name="T4">#, fin_periodo_pruebas)</text:span></text:p>
      <text:p text:style-name="P4"><text:span text:style-name="T3">CONDUCTORES_EN_PLANTILLA</text:span><text:span text:style-name="T4"> (</text:span><text:span text:style-name="T6">dni_conductor</text:span><text:span text:style-name="T4">#, fecha_contrato)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HG Mincho Light J" svg:font-family="'HG Mincho Light J', 'Times New Roman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fo:text-align="justify" style:justify-single-word="false"/>
      <style:text-properties style:font-name="Century Gothic" fo:font-size="9pt" style:font-size-asian="9pt" style:font-name-complex="Century Gothic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size="13pt" fo:font-weight="bold" style:font-size-asian="13pt" style:font-weight-asian="bold" style:font-name-complex="Courier New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fo:background-color="#b3b3b3" fo:padding-left="0.141cm" fo:padding-right="0.141cm" fo:padding-top="0.035cm" fo:padding-bottom="0.035cm" fo:border="0.51pt solid #000000" style:shadow="#000000 0.159cm 0.159cm" fo:keep-with-next="always">
        <style:tab-stops>
          <style:tab-stop style:position="14.503cm" style:type="right"/>
        </style:tab-stops>
        <style:background-image/>
      </style:paragraph-properties>
      <style:text-properties style:font-name="Arial" fo:font-size="8pt" fo:letter-spacing="0.071cm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background-color="#b3b3b3" fo:padding-left="0.141cm" fo:padding-right="0.141cm" fo:padding-top="0.035cm" fo:padding-bottom="0.035cm" fo:border="0.51pt solid #000000" style:shadow="#000000 0.159cm 0.159cm" fo:keep-with-next="always">
        <style:tab-stops>
          <style:tab-stop style:position="14.503cm" style:type="right"/>
        </style:tab-stops>
        <style:background-image/>
      </style:paragraph-properties>
      <style:text-properties style:font-name="Century Gothic" fo:font-weight="bold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size="8pt" fo:font-weight="bold" style:font-size-asian="8pt" style:font-weight-asian="bold" style:font-name-complex="Arial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lbany AMT" fo:font-size="14pt" style:font-name-asian="Albany AMT" style:font-size-asian="14pt" style:font-name-complex="Albany AMT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1" style:display-name="Texto independiente 21" style:family="paragraph" style:parent-style-name="Standard">
      <style:paragraph-properties fo:margin-top="0.106cm" fo:margin-bottom="0.106cm" fo:text-align="justify" style:justify-single-word="false"/>
      <style:text-properties style:font-name="Arial" fo:font-size="10pt" style:font-size-asian="10pt" style:font-name-complex="Arial" style:font-size-complex="10pt"/>
    </style:style>
    <style:style style:name="Código" style:family="paragraph" style:parent-style-name="Standard">
      <style:paragraph-properties fo:margin-left="1cm" fo:margin-right="1cm" fo:text-align="justify" style:justify-single-word="false" fo:orphans="0" fo:widows="0" fo:hyphenation-ladder-count="no-limit" fo:text-indent="0cm" style:auto-text-indent="false" fo:padding-left="0.141cm" fo:padding-right="0.141cm" fo:padding-top="0.035cm" fo:padding-bottom="0.035cm" fo:border="0.51pt solid #000000"/>
      <style:text-properties fo:color="#000000" style:font-name="Courier New" fo:font-size="9pt" fo:language="de" fo:country="DE" style:font-name-asian="HG Mincho Light J" style:font-size-asian="9pt" style:font-name-complex="Courier New" style:font-size-complex="10pt" fo:hyphenate="false" fo:hyphenation-remain-char-count="2" fo:hyphenation-push-char-count="2"/>
    </style:style>
    <style:style style:name="Texto_20_independiente_20_31" style:display-name="Texto independiente 31" style:family="paragraph" style:parent-style-name="Standard">
      <style:text-properties style:font-name="Book Antiqua" fo:font-size="10pt" style:font-size-asian="10pt" style:font-name-complex="Arial" style:font-size-complex="10pt"/>
    </style:style>
    <style:style style:name="WW-Texto_20_independiente_20_3" style:display-name="WW-Texto independiente 3" style:family="paragraph" style:parent-style-name="Standard">
      <style:paragraph-properties fo:hyphenation-ladder-count="no-limit"/>
      <style:text-properties style:font-name="Book Antiqua" fo:font-size="10pt" fo:language="es" fo:country="ES" style:font-size-asian="10pt" style:font-name-complex="Arial" style:font-size-complex="10pt" fo:hyphenate="false" fo:hyphenation-remain-char-count="2" fo:hyphenation-push-char-count="2"/>
    </style:style>
    <style:style style:name="WW-Texto_20_independiente_20_2" style:display-name="WW-Texto independiente 2" style:family="paragraph" style:parent-style-name="Standard">
      <style:paragraph-properties fo:margin-top="0.106cm" fo:margin-bottom="0.106cm" fo:text-align="justify" style:justify-single-word="false" fo:hyphenation-ladder-count="no-limit"/>
      <style:text-properties style:font-name="Arial" fo:font-size="10pt" fo:language="es" fo:country="ES" style:font-size-asian="10pt" style:font-name-complex="Arial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exto_20_independiente_20_2" style:display-name="Texto independiente 2" style:family="paragraph" style:parent-style-name="Standard">
      <style:paragraph-properties fo:margin-top="0cm" fo:margin-bottom="0.212cm" fo:line-height="200%"/>
    </style:style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 fo:hyphenation-ladder-count="no-limit"/>
      <style:text-properties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style="normal" fo:font-weight="bold" style:font-style-asian="normal" style:font-weight-asian="bold"/>
    </style:style>
    <style:style style:name="WW8Num2z1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 style:font-name-complex="Courier New"/>
    </style:style>
    <style:style style:name="WW8Num4z1" style:family="text">
      <style:text-properties style:font-name="Wingdings" style:font-name-complex="Wingdings"/>
    </style:style>
    <style:style style:name="WW8Num5z1" style:family="text">
      <style:text-properties style:font-name="Wingdings" style:font-name-complex="Wingdings"/>
    </style:style>
    <style:style style:name="WW8Num6z0" style:family="text">
      <style:text-properties fo:font-style="normal" fo:font-weight="bold" style:font-style-asian="normal" style:font-weight-asian="bold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Wingdings" style:font-name-complex="Wingdings"/>
    </style:style>
    <style:style style:name="WW8Num8z2" style:family="text">
      <style:text-properties style:font-name="Wingdings" fo:font-size="10pt" style:font-size-asian="10pt" style:font-name-complex="Wingdings"/>
    </style:style>
    <style:style style:name="WW8Num9z0" style:family="text">
      <style:text-properties style:font-name="Arial" style:font-name-asian="Times New Roman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Arial" style:font-name-asian="Times New Roman" style:font-name-complex="Arial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Arial" style:font-name-asian="Times New Roman" style:font-name-complex="Arial"/>
    </style:style>
    <style:style style:name="WW8Num11z4" style:family="text">
      <style:text-properties style:font-name="Courier New" style:font-name-complex="Courier New"/>
    </style:style>
    <style:style style:name="WW8Num11z5" style:family="text">
      <style:text-properties style:font-name="Wingdings" style:font-name-complex="Wingdings"/>
    </style:style>
    <style:style style:name="WW8Num11z6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Wingdings" style:font-name-complex="Wingdings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6z0" style:family="text">
      <style:text-properties style:font-name="Century Gothic" style:font-name-asian="Times New Roman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fo:font-size="10pt" style:font-size-asian="10pt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18z0" style:family="text">
      <style:text-properties style:font-name="Arial" style:font-name-asian="Times New Roman" style:font-name-complex="Aria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Century Gothic" style:font-name-asian="Times New Roman" style:font-name-complex="Times New Roman"/>
    </style:style>
    <style:style style:name="WW8Num21z0" style:family="text">
      <style:text-properties fo:font-style="normal" fo:font-weight="bold" style:font-style-asian="normal" style:font-weight-asian="bold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fo:font-size="10pt" style:font-size-asian="10pt" style:font-name-complex="Symbol"/>
    </style:style>
    <style:style style:name="WW8Num23z1" style:family="text">
      <style:text-properties style:font-name="Courier New" fo:font-size="10pt" style:font-size-asian="10pt" style:font-name-complex="Courier New"/>
    </style:style>
    <style:style style:name="WW8Num23z2" style:family="text">
      <style:text-properties style:font-name="Wingdings" fo:font-size="10pt" style:font-size-asian="10pt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Wingdings" style:font-name-complex="Wingdings"/>
    </style:style>
    <style:style style:name="WW8Num26z1" style:family="text">
      <style:text-properties style:font-name="Wingdings" style:font-name-complex="Wingdings"/>
    </style:style>
    <style:style style:name="WW8Num26z2" style:family="text">
      <style:text-properties style:font-name="Times New Roman" style:font-name-complex="Times New Roman"/>
    </style:style>
    <style:style style:name="WW8Num26z3" style:family="text">
      <style:text-properties style:font-name="Symbol" style:font-name-complex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Century Gothic" style:font-name-asian="Times New Roman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Trebuchet MS" style:font-name-complex="Trebuchet MS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0" style:family="text">
      <style:text-properties style:font-name="Symbol" fo:font-size="10pt" style:font-size-asian="10pt" style:font-name-complex="Symbol"/>
    </style:style>
    <style:style style:name="WW8Num29z1" style:family="text">
      <style:text-properties style:font-name="Courier New" fo:font-size="10pt" style:font-size-asian="10pt" style:font-name-complex="Courier New"/>
    </style:style>
    <style:style style:name="WW8Num29z2" style:family="text">
      <style:text-properties style:font-name="Wingdings" fo:font-size="10pt" style:font-size-asian="10pt" style:font-name-complex="Wingdings"/>
    </style:style>
    <style:style style:name="WW8Num30z0" style:family="text">
      <style:text-properties style:font-name="Symbol" fo:font-size="10pt" style:font-size-asian="10pt" style:font-name-complex="Symbol"/>
    </style:style>
    <style:style style:name="WW8Num30z1" style:family="text">
      <style:text-properties style:font-name="Courier New" fo:font-size="10pt" style:font-size-asian="10pt" style:font-name-complex="Courier New"/>
    </style:style>
    <style:style style:name="WW8Num30z2" style:family="text">
      <style:text-properties style:font-name="Wingdings" fo:font-size="10pt" style:font-size-asian="10pt" style:font-name-complex="Wingdings"/>
    </style:style>
    <style:style style:name="WW8Num31z0" style:family="text">
      <style:text-properties fo:font-size="10pt" style:font-size-asian="10pt"/>
    </style:style>
    <style:style style:name="WW8Num31z1" style:family="text">
      <style:text-properties style:font-name="Courier New" fo:font-size="10pt" style:font-size-asian="10pt" style:font-name-complex="Courier New"/>
    </style:style>
    <style:style style:name="WW8Num31z2" style:family="text">
      <style:text-properties style:font-name="Wingdings" fo:font-size="10pt" style:font-size-asian="10pt" style:font-name-complex="Wingdings"/>
    </style:style>
    <style:style style:name="Fuente_20_de_20_párrafo_20_predeter." style:display-name="Fuente de párrafo predeter." style:family="text"/>
    <style:style style:name="Absatz-Standardschriftart" style:family="text"/>
    <style:style style:name="WW8Num1z0" style:family="text">
      <style:text-properties style:font-name="Arial" style:font-name-complex="Arial"/>
    </style:style>
    <style:style style:name="WW8Num1z1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1z4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Arial" style:font-name-asian="Times New Roman" style:font-name-complex="Arial"/>
    </style:style>
    <style:style style:name="WW8Num4z3" style:family="text">
      <style:text-properties style:font-name="Symbol" style:font-name-complex="Symbol"/>
    </style:style>
    <style:style style:name="WW8Num4z4" style:family="text">
      <style:text-properties style:font-name="Courier New" style:font-name-complex="Courier New"/>
    </style:style>
    <style:style style:name="WW8Num6z1" style:family="text">
      <style:text-properties style:font-name="Wingdings" style:font-name-complex="Wingdings"/>
    </style:style>
    <style:style style:name="WW8Num7z1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3z1" style:family="text">
      <style:text-properties style:font-name="Wingdings" style:font-name-complex="Wingdings"/>
    </style:style>
    <style:style style:name="WW8Num14z1" style:family="text">
      <style:text-properties style:font-name="Wingdings" style:font-name-complex="Wingdings"/>
    </style:style>
    <style:style style:name="WW8Num15z1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20z1" style:family="text">
      <style:text-properties style:font-name="Wingdings" style:font-name-complex="Wingdings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Ejercicio " style:num-suffix="." style:num-format="1">
        <style:list-level-properties text:list-level-position-and-space-mode="label-alignment">
          <style:list-level-label-alignment text:label-followed-by="listtab" text:list-tab-stop-position="2.7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Ejercicio " style:num-suffix="." style:num-format="1">
        <style:list-level-properties text:list-level-position-and-space-mode="label-alignment">
          <style:list-level-label-alignment text:label-followed-by="listtab" text:list-tab-stop-position="2.7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1" style:num-suffix="." text:bullet-char="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style:num-suffix="." text:bullet-char="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style:num-suffix="." text:bullet-char="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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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—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Trebuchet MS"/>
      </text:list-level-style-bullet>
      <text:list-level-style-bullet text:level="2" text:style-name="WW8Num10z0" style:num-suffix=".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rebuchet MS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entury Gothic"/>
      </text:list-level-style-bullet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5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1z6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5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entury Gothic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0.0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entury Gothic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6z2" style:num-suffix="." text:bullet-char="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entury Gothic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—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rebuchet M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0.155cm" style:type="center"/>
          <style:tab-stop style:position="17.002cm" style:type="right"/>
        </style:tab-stops>
      </style:paragraph-properties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style:font-name="Arial" fo:font-size="8pt" style:font-name-asian="Arial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jercicios</text:span><text:span text:style-name="MT2"> </text:span><text:span text:style-name="MT1">recopilatorios</text:span><text:span text:style-name="MT2"> – </text:span><text:span text:style-name="MT1">ADDAIG</text:span><text:span text:style-name="MT2"> – </text:span><text:span text:style-name="MT1">1º</text:span><text:span text:style-name="MT2"> </text:span><text:span text:style-name="MT1">DAI<text:tab/><text:tab/></text:span><text:span text:style-name="Page_20_Number"><text:span text:style-name="MT1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damentos de Programación (1º ASI)</dc:title>
    <meta:initial-creator>alfredo</meta:initial-creator>
    <meta:creation-date>2007-03-07T19:01:00</meta:creation-date>
    <dc:date>2011-11-02T14:52:57</dc:date>
    <meta:print-date>2007-06-01T12:17:00</meta:print-date>
    <meta:editing-cycles>44</meta:editing-cycles>
    <meta:editing-duration>PT4H12M31S</meta:editing-duration>
    <meta:generator>LibreOffice/3.4$Unix LibreOffice_project/340m1$Build-1206</meta:generator>
    <meta:document-statistic meta:table-count="0" meta:image-count="0" meta:object-count="0" meta:page-count="1" meta:paragraph-count="14" meta:word-count="64" meta:character-count="723" meta:non-whitespace-character-count="672"/>
    <meta:user-defined meta:name="Información 1"/>
    <meta:user-defined meta:name="Información 2"/>
    <meta:user-defined meta:name="Información 3"/>
    <meta:user-defined meta:name="Información 4"/>
  </office:meta>
</office:document-meta>
</file>